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eline Hyne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015 Green Street/</text:p>
      <text:p text:style-name="P2">Monday P M/</text:p>
      <text:p text:style-name="P2"><text:tab/>My dear Mr Morais/</text:p>
      <text:p text:style-name="P2"><text:tab/><text:tab/>As you are kind enough/ to be interested in what concerns/ our families. <text:s/>I am sorry to/ inform you that my dear/ brother's wife died suddenly at/ Fortress Monroe on last Friday night/ I have no particulars up to this/ time, as the family are doubtless/ so stricken with their great grief/ that all else is forgotten./</text:p>
      <text:p text:style-name="P2"><text:tab/>Yours Very Truly/</text:p>
      <text:p text:style-name="P2"><text:tab/>Adeline Hyne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51:48.39</meta:creation-date>
    <meta:document-statistic meta:table-count="0" meta:image-count="0" meta:object-count="0" meta:page-count="2" meta:paragraph-count="66" meta:word-count="235" meta:character-count="1661"/>
    <dc:date>2011-11-28T10:57:24.57</dc:date>
    <dc:creator>Penn Libraries</dc:creator>
    <meta:editing-duration>PT00H05M36S</meta:editing-duration>
    <meta:editing-cycles>1</meta:editing-cycles>
    <meta:generator>OpenOffice.org/3.2$Win32 OpenOffice.org_project/320m12$Build-9483</meta:generator>
  </office:meta>
</office:document-meta>
</file>